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d450b" officeooo:paragraph-rsid="000d450b"/>
    </style:style>
    <style:style style:name="P2" style:family="paragraph" style:parent-style-name="Standard">
      <style:text-properties fo:font-size="8pt" officeooo:rsid="000d450b" officeooo:paragraph-rsid="000d450b" style:font-size-asian="8pt" style:font-size-complex="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uscoPareja.net</text:p>
      <text:p text:style-name="P1"/>
      <text:p text:style-name="P2">Se va a crear una página web de contactos en el dominio BuscoPareja.net. Cuando un usuario.se registra en el sistema, se almacenan sus datos personales, concretamente su email, su nombre, dirección, ciudad, país, su sexo y orientación sexual, su foto y una password que utilizará junto con su email para acceder al sistema. El usuario a continuación rellena una lista de preferencias o gustos. De cada gusto o preferencia se almacenará el tipo (Deporte, Música, Evento Social), la fecha de la última vez que hizo una actividad de ese estilo y si le gustaría o no que su pareja tuviera la misma preferencia. A partir de esta información se organizan citas entre los contactos en distintas ubicaciones. Se desea registrar las citas entre los contactos almacenando quién se cita con quién, en qué lugar y a qué hora, y si la cita fracasó. Se desea realizar el diseño conceptual, lógico y físico de la base de datos, creando el modelo físico para Oracle y para MySQL. </text:p>
      <text:p text:style-name="P2"/>
      <text:p text:style-name="P2">USUARIO</text:p>
      <text:p text:style-name="P2"><text:tab/>usuarioId<text:tab/><text:tab/><text:tab/>int<text:tab/><text:tab/><text:tab/><text:tab/>PK, AUTOINCREMENT</text:p>
      <text:p text:style-name="P2"><text:tab/>email<text:tab/><text:tab/><text:tab/>varchar(30)<text:tab/><text:tab/><text:tab/>NOT NULL</text:p>
      <text:p text:style-name="P2"><text:tab/>nombre<text:tab/><text:tab/><text:tab/>varchar(20)<text:tab/><text:tab/><text:tab/>NOT NULL</text:p>
      <text:p text:style-name="P2"><text:tab/>direccion<text:tab/><text:tab/><text:tab/>varchar(30)<text:tab/><text:tab/><text:tab/>NOT NULL</text:p>
      <text:p text:style-name="P2"><text:tab/>ciudad<text:tab/><text:tab/><text:tab/>varchar(25)<text:tab/><text:tab/><text:tab/>NOT NULL</text:p>
      <text:p text:style-name="P2"><text:tab/>pais<text:tab/><text:tab/><text:tab/>varchar(25)<text:tab/><text:tab/><text:tab/>NOT NULL</text:p>
      <text:p text:style-name="P2"><text:tab/>sexo<text:tab/><text:tab/><text:tab/>enum(“femenino”,”masculino”)<text:tab/><text:tab/>NOT NULL</text:p>
      <text:p text:style-name="P2"><text:tab/>orientecionSexual<text:tab/><text:tab/>enum(“hombres”,”mujeres”,”bisexual”)<text:tab/>NOT NULL</text:p>
      <text:p text:style-name="P2"><text:tab/>foto<text:tab/><text:tab/><text:tab/>blob<text:tab/><text:tab/><text:tab/><text:tab/>NOT NULL</text:p>
      <text:p text:style-name="P2"><text:tab/>password<text:tab/><text:tab/><text:tab/>varchar(20)<text:tab/><text:tab/><text:tab/>NOT NULL</text:p>
      <text:p text:style-name="P2"/>
      <text:p text:style-name="P2"/>
      <text:p text:style-name="P2">PREFERIENCIAS</text:p>
      <text:p text:style-name="P2"><text:tab/>tipo<text:tab/><text:tab/><text:tab/>varchar(25)<text:tab/><text:tab/><text:tab/>PK</text:p>
      <text:p text:style-name="P2"><text:tab/>ultimaVezActividad<text:tab/><text:tab/>date<text:tab/><text:tab/><text:tab/><text:tab/>NULL</text:p>
      <text:p text:style-name="P2"><text:tab/>prefrerenciaPareja<text:tab/><text:tab/>boolean<text:tab/><text:tab/><text:tab/><text:tab/>NOT NULL</text:p>
      <text:p text:style-name="P2"/>
      <text:p text:style-name="P2"/>
      <text:p text:style-name="P2">CITA</text:p>
      <text:p text:style-name="P2"><text:tab/>citador<text:tab/><text:tab/><text:tab/>varchar(20)<text:tab/><text:tab/><text:tab/>PK, FK</text:p>
      <text:p text:style-name="P2"><text:tab/>invitado<text:tab/><text:tab/><text:tab/>varchar(20)<text:tab/><text:tab/><text:tab/>PK, FK</text:p>
      <text:p text:style-name="P2"><text:tab/>ubicaciones<text:tab/><text:tab/>varchar(35)<text:tab/><text:tab/><text:tab/>PK</text:p>
      <text:p text:style-name="P2"><text:tab/>hora<text:tab/><text:tab/><text:tab/>datetime<text:tab/><text:tab/><text:tab/><text:tab/>NOT NULL</text:p>
      <text:p text:style-name="P2"><text:tab/>fracaso<text:tab/><text:tab/><text:tab/>boolean<text:tab/><text:tab/><text:tab/><text:tab/>NOT NULL</text:p>
      <text:p text:style-name="P2"><text:tab/></text:p>
      <text:p text:style-name="P2"/>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28T19:24:40.727000000</meta:creation-date>
    <dc:date>2024-01-28T22:50:59.490000000</dc:date>
    <meta:editing-duration>PT3H26M20S</meta:editing-duration>
    <meta:editing-cycles>1</meta:editing-cycles>
    <meta:document-statistic meta:table-count="0" meta:image-count="0" meta:object-count="0" meta:page-count="1" meta:paragraph-count="24" meta:word-count="239" meta:character-count="1618" meta:non-whitespace-character-count="1311"/>
    <meta:generator>LibreOffice/7.5.4.2$Windows_X86_64 LibreOffice_project/36ccfdc35048b057fd9854c757a8b67ec53977b6</meta:generator>
  </office:meta>
</office:document-meta>
</file>